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IteratorTests.single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siteIteratorTests.noIt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IteratorTests.in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IteratorTests.multipleItera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IteratorTests.duplicateIt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